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/>
    </style:style>
    <style:style style:name="P2" style:family="paragraph" style:parent-style-name="Standard">
      <style:paragraph-properties fo:text-align="start" style:justify-single-word="false"/>
      <style:text-properties style:font-name="Liberation Sans" officeooo:rsid="00078c48" officeooo:paragraph-rsid="00078c48" fo:background-color="#ffff00" style:font-name-asian="Liberation Sans" style:language-asian="ja" style:country-asian="JP"/>
    </style:style>
    <style:style style:name="P3" style:family="paragraph" style:parent-style-name="Standard">
      <style:paragraph-properties fo:text-align="start" style:justify-single-word="false"/>
      <style:text-properties style:font-name="Liberation Sans" officeooo:rsid="00078c48" officeooo:paragraph-rsid="00078c48" fo:background-color="#b2b2b2" style:font-name-asian="Liberation Sans" style:language-asian="ja" style:country-asian="JP"/>
    </style:style>
    <style:style style:name="P4" style:family="paragraph" style:parent-style-name="Standard">
      <style:paragraph-properties fo:text-align="start" style:justify-single-word="false"/>
      <style:text-properties style:font-name="Liberation Sans" officeooo:rsid="0008127c" officeooo:paragraph-rsid="0008127c" fo:background-color="#ffb66c" style:font-name-asian="Liberation Sans" style:language-asian="ja" style:country-asian="JP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078c48" officeooo:paragraph-rsid="00078c48" fo:background-color="#bf819e" style:font-name-asian="Liberation Sans" style:language-asian="ja" style:country-asian="JP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Liberation Sans" officeooo:rsid="00078c48" officeooo:paragraph-rsid="00078c48" fo:background-color="#ff0000" style:font-name-asian="Liberation Sans" style:language-asian="ja" style:country-asian="JP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font-name="Liberation Sans" officeooo:rsid="00078c48" officeooo:paragraph-rsid="00078c48" fo:background-color="#666666" style:font-name-asian="Liberation Sans" style:language-asian="ja" style:country-asian="JP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Liberation Sans" officeooo:rsid="00078c48" officeooo:paragraph-rsid="00078c48" fo:background-color="#000000" style:font-name-asian="Liberation Sans" style:language-asian="ja" style:country-asian="JP"/>
    </style:style>
    <style:style style:name="T1" style:family="text">
      <style:text-properties fo:color="#ffffff" loext:opacity="100%" fo:background-color="#ff0000" loext:char-shading-value="0"/>
    </style:style>
    <style:style style:name="T2" style:family="text">
      <style:text-properties fo:color="#ffffff" loext:opacity="100%" fo:background-color="#666666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b2b2b2" loext:char-shading-value="0"/>
    </style:style>
    <style:style style:name="T5" style:family="text">
      <style:text-properties fo:background-color="#ffb66c" loext:char-shading-value="0"/>
    </style:style>
    <style:style style:name="T6" style:family="text">
      <style:text-properties fo:background-color="#666666" loext:char-shading-value="0"/>
    </style:style>
    <style:style style:name="T7" style:family="text">
      <style:text-properties fo:background-color="#666666" loext:char-shading-value="0"/>
    </style:style>
    <style:style style:name="T8" style:family="text">
      <style:text-properties fo:background-color="#000000" loext:char-shading-value="0"/>
    </style:style>
    <style:style style:name="T9" style:family="text">
      <style:text-properties fo:background-color="#000000" loext:char-shading-value="0"/>
    </style:style>
    <style:style style:name="T10" style:family="text">
      <style:text-properties fo:background-color="#bf819e" loext:char-shading-value="0"/>
    </style:style>
    <style:style style:name="T11" style:family="text">
      <style:text-properties fo:background-color="#bf819e" loext:char-shading-value="0"/>
    </style:style>
    <style:style style:name="T12" style:family="text">
      <style:text-properties officeooo:rsid="0007d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EASURE</text:span> "<text:span text:style-name="T3">m01i01-book-1</text:span>",<text:span text:style-name="T4">1</text:span>,<text:span text:style-name="T5">2</text:span>,<text:span text:style-name="T2">0,-1,0,-1</text:span>,<text:span text:style-name="T11">0</text:span>,<text:span text:style-name="T9">0</text:span>;</text:p>
      <text:p text:style-name="P1"/>
      <text:p text:style-name="P6">“TREASURE”: The prefix of each line.</text:p>
      <text:p text:style-name="P2">The string ID of the book.</text:p>
      <text:p text:style-name="P3">Unknown. Always set to 1.</text:p>
      <text:p text:style-name="P4">A numeric ID denoting the “book” value to use for this bookshelf.</text:p>
      <text:p text:style-name="P5">Some numeric ID, seems to <text:span text:style-name="T12">increment by 1 every line.</text:span></text:p>
      <text:p text:style-name="P7">Unknown. Always set to (0,-1,0,-1).</text:p>
      <text:p text:style-name="P8">Unknown. Always set to 0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22:06:17.096000000</meta:creation-date>
    <dc:date>2022-04-16T22:18:53.033000000</dc:date>
    <meta:editing-duration>PT12M35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8" meta:word-count="51" meta:character-count="307" meta:non-whitespace-character-count="264"/>
  </office:meta>
</office:document-meta>
</file>